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2pt" style:font-size-asian="10.5pt" style:font-size-complex="12pt"/>
    </style:style>
    <style:style style:name="P2" style:family="paragraph" style:parent-style-name="Standard">
      <style:paragraph-properties fo:line-height="115%" fo:text-align="start" style:justify-single-word="false"/>
      <style:text-properties fo:font-size="16pt" fo:font-weight="bold" officeooo:rsid="001743c6" officeooo:paragraph-rsid="001743c6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6pt" style:text-underline-style="solid" style:text-underline-width="auto" style:text-underline-color="font-color" fo:font-weight="bold" officeooo:rsid="001743c6" officeooo:paragraph-rsid="001743c6" style:font-size-asian="14pt" style:font-weight-asian="bold" style:font-size-complex="16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6pt" style:text-underline-style="solid" style:text-underline-width="auto" style:text-underline-color="font-color" fo:font-weight="normal" officeooo:rsid="001743c6" officeooo:paragraph-rsid="001743c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4pt" fo:font-weight="normal" officeooo:rsid="001743c6" officeooo:paragraph-rsid="001743c6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4pt" style:text-underline-style="none" fo:font-weight="normal" officeooo:rsid="001743c6" officeooo:paragraph-rsid="001743c6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4pt" style:text-underline-style="none" fo:font-weight="bold" officeooo:rsid="001743c6" officeooo:paragraph-rsid="001743c6" style:font-size-asian="14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incípio SOLID</text:p>
      <text:p text:style-name="P2"/>
      <text:p text:style-name="P5">Escrever códigos mais fáceis de <text:span text:style-name="T1">manter</text:span><text:span text:style-name="T2">, </text:span><text:span text:style-name="T1">testar</text:span><text:span text:style-name="T2">, </text:span><text:span text:style-name="T1">reutilizar.</text:span></text:p>
      <text:p text:style-name="P6">2000 – Robert Martin, Design principles and desing patterns.</text:p>
      <text:p text:style-name="P6"/>
      <text:p text:style-name="P3">5° Princípios:</text:p>
      <text:p text:style-name="P7">Single responsability<text:span text:style-name="T3"> – uma classe deve ter um, e somente um, motivo para mudar. Um módulo só deve ser responsável somente por 1 tarefa.</text:span></text:p>
      <text:p text:style-name="P7">Open/Closed –<text:span text:style-name="T3"> classes devem ser construídas para serem abertas para extensão e fechadas para modificação.</text:span></text:p>
      <text:p text:style-name="P7">Liskov substition –<text:span text:style-name="T3"> deve ser possível usar um objeto de uma subclasse no lugar de um objeto da superclasse.</text:span></text:p>
      <text:p text:style-name="P7">Interface segragation –<text:span text:style-name="T3"> uma classe não deve implementar, nem herdar métodos de que não precisa.</text:span></text:p>
      <text:p text:style-name="P7">Dependency inversion –<text:span text:style-name="T3"> módulos de alto nível não devem depender de módulos de baixo nível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20:02:28.788000000</meta:creation-date>
    <dc:date>2023-10-03T20:16:46.215000000</dc:date>
    <meta:editing-duration>PT14M19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9" meta:word-count="103" meta:character-count="681" meta:non-whitespace-character-count="581"/>
  </office:meta>
</office:document-meta>
</file>